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bázová vrstva je od aplikace odstíněna pomocí ORM frameworku Doctrine 2.1. Pokud by tomu tak nebylo, už samotná autentizace by byla poměrně obtížná, protože potřebujeme načíst roli pro každý modul. Pomocí Doctrine 2 dostaneme objekt reprezentující roie uživatele pro každý z modulů, bez něj by se musel vytvořit pohled podobný v_login_osob. Ten by pro každou databázi byl konstruován trochu jin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2M38S</meta:editing-duration>
    <meta:editing-cycles>3</meta:editing-cycles>
    <meta:generator>OpenOffice.org/3.2$Win32 OpenOffice.org_project/320m19$Build-9505</meta:generator>
    <dc:date>2011-12-03T14:16:57.48</dc:date>
    <meta:document-statistic meta:table-count="0" meta:image-count="0" meta:object-count="0" meta:page-count="1" meta:paragraph-count="1" meta:word-count="60" meta:character-count="401"/>
    <meta:user-defined meta:name="Info 1"/>
    <meta:user-defined meta:name="Info 2"/>
    <meta:user-defined meta:name="Info 3"/>
    <meta:user-defined meta:name="Info 4"/>
  </office:meta>
</office:document-meta>
</file>